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pt"/>
    </style:style>
    <style:style style:name="co2" style:family="table-column">
      <style:table-column-properties fo:break-before="auto" style:column-width="88.21pt"/>
    </style:style>
    <style:style style:name="co3" style:family="table-column">
      <style:table-column-properties fo:break-before="auto" style:column-width="209.4pt"/>
    </style:style>
    <style:style style:name="co4" style:family="table-column">
      <style:table-column-properties fo:break-before="auto" style:column-width="46.54pt"/>
    </style:style>
    <style:style style:name="co5" style:family="table-column">
      <style:table-column-properties fo:break-before="auto" style:column-width="112.1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ampl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content</text:p>
          </table:table-cell>
          <table:table-cell office:value-type="string" calcext:value-type="string">
            <text:p>location</text:p>
          </table:table-cell>
          <table:table-cell office:value-type="string" calcext:value-type="string">
            <text:p>url</text:p>
          </table:table-cell>
          <table:table-cell office:value-type="string" calcext:value-type="string">
            <text:p>direction</text:p>
          </table:table-cell>
          <table:table-cell office:value-type="string" calcext:value-type="string">
            <text:p>image</text:p>
          </table:table-cell>
        </table:table-row>
        <table:table-row table:style-name="ro2">
          <table:table-cell office:value-type="string" calcext:value-type="string">
            <text:p>اَلرَّئِيسُ الرَّئِيسُ هُوَ يَجْلِسُ فِيهِ لِيَأْكُلَ خُبْزًا أَمَامَ الرَّبِّ. مِنْ طَرِيقِ رِوَاقِ الْبَابِ يَدْخُلُ، وَمِنْ طَرِيقِهِ يَخْرُجُ».</text:p>
          </table:table-cell>
          <table:table-cell office:value-type="string" calcext:value-type="string">
            <text:p>حِزْقِيَال 44:3</text:p>
          </table:table-cell>
          <table:table-cell office:value-type="string" calcext:value-type="string">
            <text:p>https://www.bible.com/bible/13/EZK.44.3</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اِطْرَحُوا عَنْكُمْ كُلَّ مَعَاصِيكُمُ الَّتِي عَصَيْتُمْ بِهَا، وَاعْمَلُوا لِأَنْفُسِكُمْ قَلْبًا جَدِيدًا وَرُوحًا جَدِيدَةً. فَلِمَاذَا تَمُوتُونَ يَا بَيْتَ إِسْرَائِيلَ؟</text:p>
          </table:table-cell>
          <table:table-cell office:value-type="string" calcext:value-type="string">
            <text:p>حِزْقِيَال 18:31</text:p>
          </table:table-cell>
          <table:table-cell office:value-type="string" calcext:value-type="string">
            <text:p>https://www.bible.com/bible/13/EZK.18.31</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مِنْ أَجْلِ ذَلِكَ أَقْضِي عَلَيْكُمْ يَا بَيْتَ إِسْرَائِيلَ، كُلِّ وَاحِدٍ كَطُرُقِهِ، يَقُولُ السَّيِّدُ الرَّبُّ. تُوبُوا وَارْجِعُوا عَنْ كُلِّ مَعَاصِيكُمْ، وَلَا يَكُونُ لَكُمُ الْإِثْمُ مَهْلَكَةً.</text:p>
          </table:table-cell>
          <table:table-cell office:value-type="string" calcext:value-type="string">
            <text:p>حِزْقِيَال 18:30</text:p>
          </table:table-cell>
          <table:table-cell office:value-type="string" calcext:value-type="string">
            <text:p>https://www.bible.com/bible/13/EZK.18.30</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اَلنَّفْسُ الَّتِي تُخْطِئُ هِيَ تَمُوتُ. اَلِابْنُ لَا يَحْمِلُ مِنْ إِثْمِ الْأَبِ، وَالْأَبُ لَا يَحْمِلُ مِنْ إِثْمِ الِابْنِ. بِرُّ الْبَارِّ عَلَيْهِ يَكُونُ، وَشَرُّ الشِّرِّيرِ عَلَيْهِ يَكُونُ.</text:p>
          </table:table-cell>
          <table:table-cell office:value-type="string" calcext:value-type="string">
            <text:p>حِزْقِيَال 18:20</text:p>
          </table:table-cell>
          <table:table-cell office:value-type="string" calcext:value-type="string">
            <text:p>https://www.bible.com/bible/13/EZK.18.20</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وَأَعْطَى بِالرِّبَا وَأَخَذَ الْمُرَابَحَةَ، أَفَيَحْيَا؟ لَا يَحْيَا! قَدْ عَمِلَ كُلَّ هَذِهِ الرَّجَاسَاتِ فَمَوْتًا يَمُوتُ. دَمُهُ يَكُونُ عَلَى نَفْسِهِ.</text:p>
          </table:table-cell>
          <table:table-cell office:value-type="string" calcext:value-type="string">
            <text:p>حِزْقِيَال 18:13</text:p>
          </table:table-cell>
          <table:table-cell office:value-type="string" calcext:value-type="string">
            <text:p>https://www.bible.com/bible/13/EZK.18.13</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وَخَرَجَ لَكِ اسْمٌ فِي الْأُمَمِ لِجَمَالِكِ، لِأَنَّهُ كَانَ كَامِلًا بِبَهَائِي الَّذِي جَعَلْتُهُ عَلَيْكِ، يَقُولُ السَّيِّدُ الرَّبُّ.</text:p>
          </table:table-cell>
          <table:table-cell office:value-type="string" calcext:value-type="string">
            <text:p>حِزْقِيَال 16:14</text:p>
          </table:table-cell>
          <table:table-cell office:value-type="string" calcext:value-type="string">
            <text:p>https://www.bible.com/bible/13/EZK.16.14</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وَلِمَاذَا تَدْعُونَنِي: يَا رَبُّ، يَا رَبُّ، وَأَنْتُمْ لَا تَفْعَلُونَ مَا أَقُولُهُ؟</text:p>
          </table:table-cell>
          <table:table-cell office:value-type="string" calcext:value-type="string">
            <text:p>لُوقَا 6:46</text:p>
          </table:table-cell>
          <table:table-cell office:value-type="string" calcext:value-type="string">
            <text:p>https://www.bible.com/bible/13/LUK.6.46</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وَلَكِنْ إِنْ كُنْتُ أَنَا بِرُوحِ اللهِ أُخْرِجُ الشَّيَاطِينَ، فَقَدْ أَقْبَلَ عَلَيْكُمْ مَلَكُوتُ اللهِ!</text:p>
          </table:table-cell>
          <table:table-cell office:value-type="string" calcext:value-type="string">
            <text:p>مَتَّى 12:28</text:p>
          </table:table-cell>
          <table:table-cell office:value-type="string" calcext:value-type="string">
            <text:p>https://www.bible.com/bible/13/MAT.12.28</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جَيِّدٌ أَنْ يَنْتَظِرَ الْإِنْسَانُ وَيَتَوَقَّعَ بِسُكُوتٍ خَلَاصَ الرَّبِّ.</text:p>
          </table:table-cell>
          <table:table-cell office:value-type="string" calcext:value-type="string">
            <text:p>مَرَاثِي إِرْمِيَا 3:26</text:p>
          </table:table-cell>
          <table:table-cell office:value-type="string" calcext:value-type="string">
            <text:p>https://www.bible.com/bible/13/LAM.3.26</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صَرَخَ قَلْبُهُمْ إِلَى السَّيِّدِ. يَا سُورَ بِنْتِ صِهْيَوْنَ اسْكُبِي الدَّمْعَ كَنَهْرٍ نَهَارًا وَلَيْلًا. لَا تُعْطِي ذَاتَكِ رَاحَةً. لَا تَكُفَّ حَدَقَةُ عَيْنِكِ. قُومِي اهْتِفِي فِي اللَّيْلِ فِي أَوَّلِ الْهُزُعِ. اسْكُبِي كَمِيَاهٍ قَلْبَكِ قُبَالَةَ وَجْهِ السَّيِّدِ. ارْفَعِي إِلَيْهِ يَدَيْكِ لِأَجْلِ نَفْسِ أَطْفَالِكِ الْمَغْشِيِّ عَلَيْهِمْ مِنَ الْجُوعِ فِي رَأْسِ كُلِّ شَارِعٍ.</text:p>
          </table:table-cell>
          <table:table-cell office:value-type="string" calcext:value-type="string">
            <text:p>مَرَاثِي إِرْمِيَا 2:18-19</text:p>
          </table:table-cell>
          <table:table-cell office:value-type="string" calcext:value-type="string">
            <text:p>https://www.bible.com/bible/13/LAM.2.18-19</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صَارَ مُضَايِقُوهَا رَأْسًا. نَجَحَ أَعْدَاؤُهَا لِأَنَّ الرَّبَّ قَدْ أَذَلَّهَا لِأَجْلِ كَثْرَةِ ذُنُوبِهَا. ذَهَبَ أَوْلَادُهَا إِلَى السَّبْيِ قُدَّامَ الْعَدُوِّ.</text:p>
          </table:table-cell>
          <table:table-cell office:value-type="string" calcext:value-type="string">
            <text:p>مَرَاثِي إِرْمِيَا 1:5</text:p>
          </table:table-cell>
          <table:table-cell office:value-type="string" calcext:value-type="string">
            <text:p>https://www.bible.com/bible/13/LAM.1.5</text:p>
          </table:table-cell>
          <table:table-cell office:value-type="string" calcext:value-type="string">
            <text:p>rtl</text:p>
          </table:table-cell>
          <table:table-cell office:value-type="string" calcext:value-type="string">
            <text:p>.\Resources\image.jpg</text:p>
          </table:table-cell>
        </table:table-row>
        <table:table-row table:style-name="ro2">
          <table:table-cell office:value-type="string" calcext:value-type="string">
            <text:p>«هَكَذَا قَالَ رَبُّ الْجُنُودِ: إِنَّ بَنِي إِسْرَائِيلَ وَبَنِي يَهُوذَا مَعًا مَظْلُومُونَ، وَكُلُّ الَّذِينَ سَبَوْهُمْ أَمْسَكُوهُمْ. أَبَوْا أَنْ يُطْلِقُوهُمْ. وَلِيُّهُمْ قَوِيٌّ. رَبُّ الْجُنُودِ اسْمُهُ. يُقِيمُ دَعْوَاهُمْ لِكَيْ يُرِيحَ الْأَرْضَ وَيُزْعِجَ سُكَّانَ بَابِلَ.</text:p>
          </table:table-cell>
          <table:table-cell office:value-type="string" calcext:value-type="string">
            <text:p>إِرْمِيَا 50:33-34</text:p>
          </table:table-cell>
          <table:table-cell office:value-type="string" calcext:value-type="string">
            <text:p>https://www.bible.com/bible/13/JER.50.33-34</text:p>
          </table:table-cell>
          <table:table-cell office:value-type="string" calcext:value-type="string">
            <text:p>rtl</text:p>
          </table:table-cell>
          <table:table-cell office:value-type="string" calcext:value-type="string">
            <text:p>.\Resources\image.jp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19:00:45.4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8-31T19:00:57.243000000</dc:date>
    <meta:editing-duration>PT51S</meta:editing-duration>
    <meta:editing-cycles>3</meta:editing-cycles>
    <meta:document-statistic meta:table-count="1" meta:cell-count="65" meta:object-count="0"/>
  </office:meta>
</office:document-meta>
</file>